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3" style:family="paragraph" style:parent-style-name="Standard">
      <style:paragraph-properties fo:text-align="center" style:justify-single-word="false"/>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paragraph-properties style:snap-to-layout-grid="false"/>
    </style:style>
    <style:style style:name="P6" style:family="paragraph" style:parent-style-name="Normal_20__28_Web_29_">
      <style:paragraph-properties fo:margin-top="0in" fo:margin-bottom="0.1945in"/>
    </style:style>
    <style:style style:name="P7" style:family="paragraph" style:parent-style-name="Code">
      <style:paragraph-properties style:snap-to-layout-grid="false"/>
    </style:style>
    <style:style style:name="P8" style:family="paragraph" style:parent-style-name="Heading_20_2">
      <style:paragraph-properties>
        <style:tab-stops>
          <style:tab-stop style:position="0.75in"/>
        </style:tab-stops>
      </style:paragraph-properties>
    </style:style>
    <style:style style:name="P9" style:family="paragraph" style:parent-style-name="Heading_20_2">
      <style:paragraph-properties>
        <style:tab-stops>
          <style:tab-stop style:position="0.6252in"/>
        </style:tab-stops>
      </style:paragraph-properties>
    </style:style>
    <style:style style:name="P10" style:family="paragraph" style:parent-style-name="Heading_20_2">
      <style:paragraph-properties>
        <style:tab-stops>
          <style:tab-stop style:position="0.5in"/>
        </style:tab-stops>
      </style:paragraph-properties>
    </style:style>
    <style:style style:name="P11" style:family="paragraph" style:parent-style-name="Heading_20_2">
      <style:paragraph-properties>
        <style:tab-stops>
          <style:tab-stop style:position="0.75in"/>
          <style:tab-stop style:position="0.8752in"/>
        </style:tab-stops>
      </style:paragraph-properties>
    </style:style>
    <style:style style:name="P12" style:family="paragraph" style:parent-style-name="Heading_20_3">
      <style:paragraph-properties>
        <style:tab-stops>
          <style:tab-stop style:position="0.75in"/>
        </style:tab-stops>
      </style:paragraph-properties>
    </style:style>
    <style:style style:name="P13" style:family="paragraph" style:parent-style-name="Glossary_20_Header">
      <style:paragraph-properties fo:margin-left="0in" fo:margin-right="0in" fo:text-indent="0in" style:auto-text-indent="false"/>
    </style:style>
    <style:style style:name="P14" style:family="paragraph" style:parent-style-name="Text_20_body">
      <style:text-properties style:font-name="Times New Roman"/>
    </style:style>
    <style:style style:name="P15" style:family="paragraph" style:parent-style-name="Text_20_body">
      <style:text-properties style:font-name="Arial1"/>
    </style:style>
    <style:style style:name="P16" style:family="paragraph" style:parent-style-name="CodeBlock">
      <style:text-properties fo:font-size="9pt" style:font-size-asian="9pt" style:font-size-complex="9pt"/>
    </style:style>
    <style:style style:name="P17" style:family="paragraph" style:parent-style-name="Heading_20_1">
      <style:paragraph-properties fo:margin-left="0.0209in" fo:margin-right="0in" fo:text-indent="0in" style:auto-text-indent="false"/>
    </style:style>
    <style:style style:name="P18" style:family="paragraph" style:parent-style-name="Standard">
      <style:paragraph-properties fo:margin-left="0.0209in" fo:margin-right="0in" fo:text-indent="0in" style:auto-text-indent="false"/>
    </style:style>
    <style:style style:name="P19"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0" style:family="paragraph" style:parent-style-name="Standard" style:list-style-name="WW8Num39"/>
    <style:style style:name="P21" style:family="paragraph" style:parent-style-name="Standard" style:list-style-name="WW8Num39"/>
    <style:style style:name="P22" style:family="paragraph" style:parent-style-name="Standard" style:list-style-name="WW8Num39"/>
    <style:style style:name="P23" style:family="paragraph" style:parent-style-name="Standard" style:list-style-name="WW8Num39"/>
    <style:style style:name="P24" style:family="paragraph" style:parent-style-name="Standard" style:list-style-name="WW8Num39"/>
    <style:style style:name="P25" style:family="paragraph" style:parent-style-name="Standard" style:list-style-name="WW8Num39"/>
    <style:style style:name="P26" style:family="paragraph" style:parent-style-name="Standard" style:list-style-name="WW8Num30"/>
    <style:style style:name="P27" style:family="paragraph" style:parent-style-name="Standard" style:list-style-name="WW8Num12"/>
    <style:style style:name="P28" style:family="paragraph" style:parent-style-name="Standard" style:list-style-name="WW8Num23"/>
    <style:style style:name="P29" style:family="paragraph" style:parent-style-name="Standard" style:list-style-name="WW8Num37"/>
    <style:style style:name="P30" style:family="paragraph" style:parent-style-name="Standard" style:list-style-name="WW8Num37"/>
    <style:style style:name="P31" style:family="paragraph" style:parent-style-name="Standard" style:list-style-name="WW8Num37"/>
    <style:style style:name="P32" style:family="paragraph" style:parent-style-name="Standard" style:list-style-name="WW8Num33"/>
    <style:style style:name="P33" style:family="paragraph" style:parent-style-name="Standard" style:list-style-name="WW8Num33"/>
    <style:style style:name="P34" style:family="paragraph" style:parent-style-name="Standard" style:list-style-name="WW8Num33"/>
    <style:style style:name="P35" style:family="paragraph" style:parent-style-name="Standard" style:list-style-name="WW8Num33"/>
    <style:style style:name="P36" style:family="paragraph" style:parent-style-name="Standard" style:list-style-name="WW8Num14"/>
    <style:style style:name="P37" style:family="paragraph" style:parent-style-name="Standard" style:list-style-name="WW8Num14"/>
    <style:style style:name="P38" style:family="paragraph" style:parent-style-name="Standard" style:list-style-name="WW8Num14"/>
    <style:style style:name="P39" style:family="paragraph" style:parent-style-name="Standard" style:list-style-name="WW8Num14"/>
    <style:style style:name="P40" style:family="paragraph" style:parent-style-name="Standard" style:list-style-name="WW8Num14"/>
    <style:style style:name="P41" style:family="paragraph" style:parent-style-name="Standard" style:list-style-name="WW8Num14"/>
    <style:style style:name="P42" style:family="paragraph" style:parent-style-name="Standard" style:list-style-name="WW8Num14"/>
    <style:style style:name="P43" style:family="paragraph" style:parent-style-name="Standard" style:list-style-name="WW8Num14"/>
    <style:style style:name="P44" style:family="paragraph" style:parent-style-name="Standard" style:list-style-name="WW8Num14"/>
    <style:style style:name="P45" style:family="paragraph" style:parent-style-name="Standard" style:list-style-name="WW8Num19">
      <style:paragraph-properties fo:margin-top="0.1945in" fo:margin-bottom="0in" fo:keep-with-next="always"/>
    </style:style>
    <style:style style:name="P46" style:family="paragraph" style:parent-style-name="Standard" style:list-style-name="WW8Num19">
      <style:paragraph-properties fo:margin-top="0in" fo:margin-bottom="0in" fo:keep-with-next="always"/>
    </style:style>
    <style:style style:name="P47" style:family="paragraph" style:parent-style-name="Standard" style:list-style-name="WW8Num19">
      <style:paragraph-properties fo:margin-top="0in" fo:margin-bottom="0in" fo:keep-with-next="always"/>
    </style:style>
    <style:style style:name="P48" style:family="paragraph" style:parent-style-name="Standard" style:list-style-name="WW8Num19">
      <style:paragraph-properties fo:margin-top="0in" fo:margin-bottom="0.1945in" fo:keep-with-next="always"/>
    </style:style>
    <style:style style:name="P49" style:family="paragraph" style:parent-style-name="Standard" style:list-style-name="WW8Num35">
      <style:paragraph-properties fo:keep-with-next="always"/>
    </style:style>
    <style:style style:name="P50" style:family="paragraph" style:parent-style-name="Standard" style:list-style-name="WW8Num35">
      <style:paragraph-properties fo:keep-with-next="always"/>
    </style:style>
    <style:style style:name="P51" style:family="paragraph" style:parent-style-name="Standard" style:list-style-name="WW8Num35">
      <style:paragraph-properties fo:keep-with-next="always"/>
    </style:style>
    <style:style style:name="P52" style:family="paragraph" style:parent-style-name="Standard" style:list-style-name="WW8Num35">
      <style:paragraph-properties fo:keep-with-next="always"/>
    </style:style>
    <style:style style:name="P53" style:family="paragraph" style:parent-style-name="Standard" style:list-style-name="WW8Num35">
      <style:paragraph-properties fo:keep-with-next="always"/>
    </style:style>
    <style:style style:name="P54" style:family="paragraph" style:parent-style-name="Standard" style:list-style-name="WW8Num35">
      <style:paragraph-properties fo:keep-with-next="always"/>
    </style:style>
    <style:style style:name="P55" style:family="paragraph" style:parent-style-name="Contents_20_1">
      <style:paragraph-properties>
        <style:tab-stops>
          <style:tab-stop style:position="6in" style:type="right" style:leader-style="dotted" style:leader-text="."/>
        </style:tab-stops>
      </style:paragraph-properties>
    </style:style>
    <style:style style:name="P56" style:family="paragraph" style:parent-style-name="Contents_20_2">
      <style:paragraph-properties>
        <style:tab-stops>
          <style:tab-stop style:position="5.8335in" style:type="right" style:leader-style="dotted" style:leader-text="."/>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fo:font-style="italic"/>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font-weight-complex="bold"/>
    </style:style>
    <style:style style:name="T6" style:family="text">
      <style:text-properties style:font-name="Courier New2"/>
    </style:style>
    <style:style style:name="T7" style:family="text">
      <style:text-properties style:font-name="Courier New2" fo:font-size="10pt"/>
    </style:style>
    <style:style style:name="Sect1" style:family="section">
      <style:section-properties fo:background-color="transparent" style:editable="false">
        <style:columns fo:column-count="0" fo:column-gap="0in"/>
        <style:background-imag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19"/>
      <text:p text:style-name="P1"/>
      <text:p text:style-name="P2">Carbonado<text:span text:style-name="T1">™</text:span> User Guide</text:p>
      <text:p text:style-name="P3"><text:modification-date style:data-style-name="N84">2007-04-08</text:modification-date></text:p>
      <text:p text:style-name="P3"/>
      <text:p text:style-name="Standard"/>
      <text:table-of-content text:style-name="Sect1" text:name="Table of Contents1">
        <text:table-of-content-source text:outline-level="2"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5">1 <text:a xlink:type="simple" xlink:href="#1.Introduction|outline" text:style-name="Internet_20_link" text:visited-style-name="Internet_20_link">Introduction</text:a><text:tab/>3</text:p>
          <text:p text:style-name="P55">2 <text:a xlink:type="simple" xlink:href="#2.Overview|outline" text:style-name="Internet_20_link" text:visited-style-name="Internet_20_link">Overview</text:a><text:tab/>4</text:p>
          <text:p text:style-name="P55">3 <text:a xlink:type="simple" xlink:href="#3.The Repository|outline" text:style-name="Internet_20_link" text:visited-style-name="Internet_20_link">The Repository</text:a><text:tab/>5</text:p>
          <text:p text:style-name="P56">3.1<text:a xlink:type="simple" xlink:href="#3.1.Opening Repositories|outline" text:style-name="Internet_20_link" text:visited-style-name="Internet_20_link"> Opening Repositories</text:a><text:tab/>6</text:p>
          <text:p text:style-name="P56">3.2<text:a xlink:type="simple" xlink:href="#3.2.Repository operations|outline" text:style-name="Internet_20_link" text:visited-style-name="Internet_20_link"> Repository operations</text:a><text:tab/>6</text:p>
          <text:p text:style-name="P56">3.3<text:a xlink:type="simple" xlink:href="#3.3.Future direction|outline" text:style-name="Internet_20_link" text:visited-style-name="Internet_20_link"> Future direction</text:a><text:tab/>8</text:p>
          <text:p text:style-name="P55">4 <text:a xlink:type="simple" xlink:href="#4.Storables|outline" text:style-name="Internet_20_link" text:visited-style-name="Internet_20_link">Storables</text:a><text:tab/>9</text:p>
          <text:p text:style-name="P56">4.1<text:a xlink:type="simple" xlink:href="#4.1.Annotations|outline" text:style-name="Internet_20_link" text:visited-style-name="Internet_20_link"> Annotations</text:a><text:tab/>11</text:p>
          <text:p text:style-name="P56">4.2<text:a xlink:type="simple" xlink:href="#4.2.Adapters|outline" text:style-name="Internet_20_link" text:visited-style-name="Internet_20_link"> Adapters</text:a><text:tab/>16</text:p>
          <text:p text:style-name="P56">4.3<text:a xlink:type="simple" xlink:href="#4.3.Constraints|outline" text:style-name="Internet_20_link" text:visited-style-name="Internet_20_link"> Constraints</text:a><text:tab/>18</text:p>
          <text:p text:style-name="P55">5 <text:a xlink:type="simple" xlink:href="#5.CRUD operations: Create, Retrieve, Update, Delete|outline" text:style-name="Internet_20_link" text:visited-style-name="Internet_20_link">CRUD operations: Create, Retrieve, Update, Delete</text:a><text:tab/>21</text:p>
          <text:p text:style-name="P55">6 <text:a xlink:type="simple" xlink:href="#6.Queries|outline" text:style-name="Internet_20_link" text:visited-style-name="Internet_20_link">Queries</text:a><text:tab/>24</text:p>
          <text:p text:style-name="P56">6.1<text:a xlink:type="simple" xlink:href="#6.1.Filters|outline" text:style-name="Internet_20_link" text:visited-style-name="Internet_20_link"> Filters</text:a><text:tab/>24</text:p>
          <text:p text:style-name="P56">6.2<text:a xlink:type="simple" xlink:href="#6.2.Cursors|outline" text:style-name="Internet_20_link" text:visited-style-name="Internet_20_link"> Cursors</text:a><text:tab/>25</text:p>
          <text:p text:style-name="P56">6.3<text:a xlink:type="simple" xlink:href="#6.3.Ordering|outline" text:style-name="Internet_20_link" text:visited-style-name="Internet_20_link"> Ordering</text:a><text:tab/>26</text:p>
          <text:p text:style-name="P56">6.4<text:a xlink:type="simple" xlink:href="#6.4.Single result queries|outline" text:style-name="Internet_20_link" text:visited-style-name="Internet_20_link"> Single result queries</text:a><text:tab/>26</text:p>
          <text:p text:style-name="P56">6.5<text:a xlink:type="simple" xlink:href="#6.5.Counting results|outline" text:style-name="Internet_20_link" text:visited-style-name="Internet_20_link"> Counting results</text:a><text:tab/>27</text:p>
          <text:p text:style-name="P56">6.6<text:a xlink:type="simple" xlink:href="#6.6.Result set deletion|outline" text:style-name="Internet_20_link" text:visited-style-name="Internet_20_link"> Result set deletion</text:a><text:tab/>27</text:p>
          <text:p text:style-name="P56">6.7<text:a xlink:type="simple" xlink:href="#6.7.Boolean logic|outline" text:style-name="Internet_20_link" text:visited-style-name="Internet_20_link"> Boolean logic</text:a><text:tab/>27</text:p>
          <text:p text:style-name="P56">6.8<text:a xlink:type="simple" xlink:href="#6.8.Execution plans and native queries|outline" text:style-name="Internet_20_link" text:visited-style-name="Internet_20_link"> Execution plans and native queries</text:a><text:tab/>28</text:p>
          <text:p text:style-name="P55">7 <text:a xlink:type="simple" xlink:href="#7.Joins|outline" text:style-name="Internet_20_link" text:visited-style-name="Internet_20_link">Joins</text:a><text:tab/>30</text:p>
          <text:p text:style-name="P56">7.1<text:a xlink:type="simple" xlink:href="#7.1.Many-to-one joins|outline" text:style-name="Internet_20_link" text:visited-style-name="Internet_20_link"> Many-to-one joins</text:a><text:tab/>30</text:p>
          <text:p text:style-name="P56">7.2<text:a xlink:type="simple" xlink:href="#7.2.One-to-one joins|outline" text:style-name="Internet_20_link" text:visited-style-name="Internet_20_link"> One-to-one joins</text:a><text:tab/>32</text:p>
          <text:p text:style-name="P56">7.3<text:a xlink:type="simple" xlink:href="#7.3.One-to-many joins|outline" text:style-name="Internet_20_link" text:visited-style-name="Internet_20_link"> One-to-many joins</text:a><text:tab/>33</text:p>
          <text:p text:style-name="P56">7.4<text:a xlink:type="simple" xlink:href="#7.4.Natural joins|outline" text:style-name="Internet_20_link" text:visited-style-name="Internet_20_link"> Natural joins</text:a><text:tab/>34</text:p>
          <text:p text:style-name="P56">7.5<text:a xlink:type="simple" xlink:href="#7.5.Queries with joins|outline" text:style-name="Internet_20_link" text:visited-style-name="Internet_20_link"> Queries with joins</text:a><text:tab/>35</text:p>
          <text:p text:style-name="P55">8 <text:a xlink:type="simple" xlink:href="#8.Indexing|outline" text:style-name="Internet_20_link" text:visited-style-name="Internet_20_link">Indexing</text:a><text:tab/>37</text:p>
          <text:p text:style-name="P56">8.1<text:a xlink:type="simple" xlink:href="#8.1.Index set reduction|outline" text:style-name="Internet_20_link" text:visited-style-name="Internet_20_link"> Index set reduction</text:a><text:tab/>38</text:p>
          <text:p text:style-name="P56">8.2<text:a xlink:type="simple" xlink:href="#8.2.Clustered indexes|outline" text:style-name="Internet_20_link" text:visited-style-name="Internet_20_link"> Clustered indexes</text:a><text:tab/>38</text:p>
          <text:p text:style-name="P56">8.3<text:a xlink:type="simple" xlink:href="#8.3.Adding and dropping|outline" text:style-name="Internet_20_link" text:visited-style-name="Internet_20_link"> Adding and dropping</text:a><text:tab/>38</text:p>
          <text:p text:style-name="P55">9 <text:a xlink:type="simple" xlink:href="#9.Transactions|outline" text:style-name="Internet_20_link" text:visited-style-name="Internet_20_link">Transactions</text:a><text:tab/>39</text:p>
          <text:p text:style-name="P56">9.1<text:a xlink:type="simple" xlink:href="#9.1.Commits|outline" text:style-name="Internet_20_link" text:visited-style-name="Internet_20_link"> Commits</text:a><text:tab/>39</text:p>
          <text:p text:style-name="P56">9.2<text:a xlink:type="simple" xlink:href="#9.2.Nested transactions|outline" text:style-name="Internet_20_link" text:visited-style-name="Internet_20_link"> Nested transactions</text:a><text:tab/>40</text:p>
          <text:p text:style-name="P56">9.3<text:a xlink:type="simple" xlink:href="#9.3.Isolation level|outline" text:style-name="Internet_20_link" text:visited-style-name="Internet_20_link"> Isolation level</text:a><text:tab/>40</text:p>
          <text:p text:style-name="P56">9.4<text:a xlink:type="simple" xlink:href="#9.4.Update mode|outline" text:style-name="Internet_20_link" text:visited-style-name="Internet_20_link"> Update mode</text:a><text:tab/>41</text:p>
          <text:p text:style-name="P55">10 <text:a xlink:type="simple" xlink:href="#10.Exceptions|outline" text:style-name="Internet_20_link" text:visited-style-name="Internet_20_link">Exceptions</text:a><text:tab/>43</text:p>
          <text:p text:style-name="P56">10.1<text:a xlink:type="simple" xlink:href="#10.1. Exception conversion|outline" text:style-name="Internet_20_link" text:visited-style-name="Internet_20_link"> <text:s/>Exception conversion</text:a><text:tab/>43</text:p>
          <text:p text:style-name="P56">10.2<text:a xlink:type="simple" xlink:href="#10.2. Deadlock and optimistic lock retry|outline" text:style-name="Internet_20_link" text:visited-style-name="Internet_20_link"> <text:s/>Deadlock and optimistic lock retry</text:a><text:tab/>44</text:p>
          <text:p text:style-name="P55">11 <text:a xlink:type="simple" xlink:href="#11.LOBs|outline" text:style-name="Internet_20_link" text:visited-style-name="Internet_20_link">LOBs</text:a><text:tab/>45</text:p>
          <text:p text:style-name="P56">11.1<text:a xlink:type="simple" xlink:href="#11.1. Stream access|outline" text:style-name="Internet_20_link" text:visited-style-name="Internet_20_link"> <text:s/>Stream access</text:a><text:tab/>45</text:p>
          <text:p text:style-name="P56">11.2<text:a xlink:type="simple" xlink:href="#11.2. String conversion|outline" text:style-name="Internet_20_link" text:visited-style-name="Internet_20_link"> <text:s/>String conversion</text:a><text:tab/>46</text:p>
          <text:p text:style-name="P55">12 <text:a xlink:type="simple" xlink:href="#12.Triggers|outline" text:style-name="Internet_20_link" text:visited-style-name="Internet_20_link">Triggers</text:a><text:tab/>48</text:p>
          <text:p text:style-name="P56">12.1<text:a xlink:type="simple" xlink:href="#12.1. Trigger class|outline" text:style-name="Internet_20_link" text:visited-style-name="Internet_20_link"> <text:s/>Trigger class</text:a><text:tab/>48</text:p>
          <text:p text:style-name="P56">12.2<text:a xlink:type="simple" xlink:href="#12.2. Registration|outline" text:style-name="Internet_20_link" text:visited-style-name="Internet_20_link"> <text:s/>Registration</text:a><text:tab/>49</text:p>
          <text:p text:style-name="P56">12.3<text:a xlink:type="simple" xlink:href="#12.3. Accessing old Storable value|outline" text:style-name="Internet_20_link" text:visited-style-name="Internet_20_link"> <text:s/>Accessing old Storable value</text:a><text:tab/>49</text:p>
          <text:p text:style-name="P56">12.4<text:a xlink:type="simple" xlink:href="#12.4. Generic Triggers|outline" text:style-name="Internet_20_link" text:visited-style-name="Internet_20_link"> <text:s/>Generic Triggers</text:a><text:tab/>49</text:p>
          <text:p text:style-name="P55">13 <text:a xlink:type="simple" xlink:href="#13.Available Repositories and Capabilities|outline" text:style-name="Internet_20_link" text:visited-style-name="Internet_20_link">Available Repositories and Capabilities</text:a><text:tab/>51</text:p>
          <text:p text:style-name="P56">13.1<text:a xlink:type="simple" xlink:href="#13.1. Sleepycat – Berkeley Database|outline" text:style-name="Internet_20_link" text:visited-style-name="Internet_20_link"> <text:s/>Sleepycat – Berkeley Database</text:a><text:tab/>51</text:p>
          <text:p text:style-name="P56">13.2<text:a xlink:type="simple" xlink:href="#13.2. JDBC|outline" text:style-name="Internet_20_link" text:visited-style-name="Internet_20_link"> <text:s/>JDBC</text:a><text:tab/>51</text:p>
          <text:p text:style-name="P56">13.3<text:a xlink:type="simple" xlink:href="#13.3. Replicated|outline" text:style-name="Internet_20_link" text:visited-style-name="Internet_20_link"> <text:s/>Replicated</text:a><text:tab/>52</text:p>
          <text:p text:style-name="P55">14 <text:a xlink:type="simple" xlink:href="#14.Advanced|outline" text:style-name="Internet_20_link" text:visited-style-name="Internet_20_link">Advanced</text:a><text:tab/>54</text:p>
          <text:p text:style-name="P56">14.1<text:a xlink:type="simple" xlink:href="#14.1. Filter Construction|outline" text:style-name="Internet_20_link" text:visited-style-name="Internet_20_link"> <text:s/>Filter Construction</text:a><text:tab/>54</text:p>
          <text:p text:style-name="P56">14.2<text:a xlink:type="simple" xlink:href="#14.2. Specialized Cursors|outline" text:style-name="Internet_20_link" text:visited-style-name="Internet_20_link"> <text:s/>Specialized Cursors</text:a><text:tab/>54</text:p>
          <text:p text:style-name="P55">15 <text:a xlink:type="simple" xlink:href="#15.Glossary|outline" text:style-name="Internet_20_link" text:visited-style-name="Internet_20_link">Glossary</text:a><text:tab/>56</text:p>
          <text:p text:style-name="P55">16 <text:a xlink:type="simple" xlink:href="#16.Appendix: Hello World example|outline" text:style-name="Internet_20_link" text:visited-style-name="Internet_20_link">Appendix: Hello World example</text:a><text:tab/>59</text:p>
          <text:p text:style-name="P55">17 <text:a xlink:type="simple" xlink:href="#17.Appendix: Query Execution Plan|outline" text:style-name="Internet_20_link" text:visited-style-name="Internet_20_link">Appendix: Query Execution Plan</text:a><text:tab/>62</text:p>
          <text:p text:style-name="P56">17.1<text:a xlink:type="simple" xlink:href="#17.1. Data sources |outline" text:style-name="Internet_20_link" text:visited-style-name="Internet_20_link"> <text:s/>Data sources </text:a><text:tab/>62</text:p>
          <text:p text:style-name="P56">17.2<text:a xlink:type="simple" xlink:href="#17.2. Data processing |outline" text:style-name="Internet_20_link" text:visited-style-name="Internet_20_link"> <text:s/>Data processing </text:a><text:tab/>64</text:p>
          <text:p text:style-name="P55">18 <text:a xlink:type="simple" xlink:href="#18.Appendix: Recommended practices|outline" text:style-name="Internet_20_link" text:visited-style-name="Internet_20_link">Appendix: Recommended practices</text:a><text:tab/>68</text:p>
          <text:p text:style-name="P56">18.1<text:a xlink:type="simple" xlink:href="#18.1. Scope Storables privately|outline" text:style-name="Internet_20_link" text:visited-style-name="Internet_20_link"> <text:s/>Scope Storables privately</text:a><text:tab/>68</text:p>
          <text:p text:style-name="P56">18.2<text:a xlink:type="simple" xlink:href="#18.2. Primary key design|outline" text:style-name="Internet_20_link" text:visited-style-name="Internet_20_link"> <text:s/>Primary key design</text:a><text:tab/>68</text:p>
          <text:p text:style-name="P56">18.3<text:a xlink:type="simple" xlink:href="#18.3. Versioning|outline" text:style-name="Internet_20_link" text:visited-style-name="Internet_20_link"> <text:s/>Versioning</text:a><text:tab/>68</text:p>
        </text:index-body>
      </text:table-of-content>
      <text:p text:style-name="Standard"/>
      <text:h text:style-name="Heading_20_1" text:outline-level="1"><text:bookmark-start text:name="_Ref126491617"/><text:bookmark-start text:name="_Ref126491632"/>Introduction<text:bookmark-end text:name="_Ref126491617"/><text:bookmark-end text:name="_Ref126491632"/></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6">The flexibility offered for access to storage extends to caching as well. Carbonado makes it easy to select and change caching technologies, with sophisticated mechanisms for electing whether to use the cache or fall back to primary storage. <text:s/></text:p>
      <text:p text:style-name="P6">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Internet_20_link"><text:span text:style-name="T3">Storables</text:span></text:span></text:a>, and the persistence layer, known as <text:a xlink:type="simple" xlink:href="#_The_Repository"><text:span text:style-name="Internet_20_link"><text:span text:style-name="T3">Repositories</text:span></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20"><text:span text:style-name="T4">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20"><text:span text:style-name="T4">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20"><text:span text:style-name="T4">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20"><text:span text:style-name="T4">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20"><text:span text:style-name="T4">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Internet_20_link"><text:span text:style-name="T3">Adapters</text:span></text:span></text:a> can be defined sometimes to support properties that the Repository does not natively support. DateTime property types are supported by such an Adapter, although it is automatically applied.</text:p>
        </text:list-item>
        <text:list-item>
          <text:p text:style-name="P20"><text:span text:style-name="T4">Sequence support </text:span>– Properties may optionally be annotated to support automatic value selection upon insert via a <text:a xlink:type="simple" xlink:href="#_@Sequence"><text:span text:style-name="Internet_20_link"><text:span text:style-name="T3">Sequence</text:span></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Internet_20_link"><text:span text:style-name="T3">Capability</text:span></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Write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5">enterTransaction</text:span>();</text:p>
      <text:p text:style-name="CodeBlock"/>
      <text:p text:style-name="CodeBlock"><text:s text:c="4"/>Transaction <text:span text:style-name="T5">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4">@PrimaryKey</text:span>({"entityTypeID", "-entityInstanceID"})</text:p>
      <text:p text:style-name="CodeBlock">public interface Content extends Storable {</text:p>
      <text:p text:style-name="CodeBlock"><text:span text:style-name="T4"><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4">@AlternateKeys</text:span>({</text:p>
      <text:p text:style-name="CodeBlock"><text:s text:c="4"/><text:span text:style-name="T4">@Key</text:span>("fullPath"),</text:p>
      <text:p text:style-name="CodeBlock"><text:s text:c="4"/><text:span text:style-name="T4">@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4">@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26"><text:span text:style-name="T4">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list text:style-name="WW8Num12">
        <text:list-item>
          <text:p text:style-name="P27"><text:span text:style-name="T4">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28"><text:span text:style-name="T4">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4">@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
      <text:p text:style-name="Standard"><text:bookmark-start text:name="_@Sequence"/>T<text:bookmark-end text:name="_@Sequence"/>he <text:a xlink:type="simple" xlink:href="#13.2. JDBC|outline">JDBCRepository</text:a> requires special attention in order for version properties to be properly managed. By default, it assumes a trigger is installed on the RDMS that performs an auto-increment. A configuration option on the builder enables auto-increment to be performed by the JDBCRepository itself:</text:p>
      <text:p text:style-name="Standard"/>
      <text:p text:style-name="CodeBlock"><text:s text:c="4"/>JDBCRepsitoryBuilder builder = ...</text:p>
      <text:p text:style-name="CodeBlock"><text:s text:c="4"/>...</text:p>
      <text:p text:style-name="CodeBlock"><text:s text:c="4"/>// Perform auto-increment locally</text:p>
      <text:p text:style-name="CodeBlock"><text:s text:c="4"/>builder.setAutoVersioningEnabled(true, "org.foo.UserInfo");</text:p>
      <text:p text:style-name="CodeBlock"><text:s text:c="4"/>builder.setAutoVersioningEnabled(true, "org.foo.Address");</text:p>
      <text:p text:style-name="CodeBlock"><text:s text:c="4"/>...</text:p>
      <text:p text:style-name="Standard"/>
      <text:p text:style-name="Standard">If the class name argument to setAutoVersioningEnabled is null, then local auto-increment is enabled for all Storable types.</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4">@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a special table must be defined in order for sequences to work:</text:p>
      <text:p text:style-name="Standard"/>
      <text:p text:style-name="CodeBlock"><text:s/>CREATE TABLE CARBONADO_SEQUENCE (</text:p>
      <text:p text:style-name="CodeBlock"><text:s text:c="5"/>NAME <text:s text:c="10"/>VARCHAR(100) PRIMARY KEY,</text:p>
      <text:p text:style-name="CodeBlock"><text:s text:c="5"/>INITIAL_VALUE <text:s/>BIGINT <text:s text:c="6"/>NOT NULL,</text:p>
      <text:p text:style-name="CodeBlock"><text:s text:c="5"/>NEXT_VALUE <text:s text:c="4"/>BIGINT <text:s text:c="6"/>NOT NULL</text:p>
      <text:p text:style-name="CodeBlock"><text:s/>)</text:p>
      <text:p text:style-name="Standard"/>
      <text:p text:style-name="Standard">When using the sequence table, the name does not need to refer to an existing sequence. The sequence information will be inserted automatically upon first use. If you wish to always use the sequence table instead of the database's built-in support, enable this option:</text:p>
      <text:p text:style-name="Standard"/>
      <text:p text:style-name="CodeBlock"><text:s text:c="4"/>JDBCRepsitoryBuilder builder = ...</text:p>
      <text:p text:style-name="CodeBlock"><text:s text:c="4"/>...</text:p>
      <text:p text:style-name="CodeBlock"><text:s text:c="4"/>// Always use sequence table for sequences</text:p>
      <text:p text:style-name="CodeBlock"><text:s text:c="4"/>builder.setForceStoredSequence(true);</text:p>
      <text:p text:style-name="CodeBlock"><text:s text:c="4"/>...</text:p>
      <text:h text:style-name="Heading_20_3" text:outline-level="3">Automatic</text:h>
      <text:p text:style-name="Standard">A property may be annotated with @Automatic, which instructs the repository to select a value for it upon insert. The actual process by which a value is automatically assigned is repository dependent. In the JDBC repository, the value might come from an auto-increment column or a database-specific trigger.</text:p>
      <text:p text:style-name="Standard"/>
      <text:p text:style-name="Standard">If the underlying repository doesn't automatically supply a value to an automatic property, no immediate warning is given and instead the property will be assigned a default value of null or zero. This may cause problems if the automatic property is a member of a key. Explicitly specifying a value prior to insert can sometimes be used to override the automatic value altogether.</text:p>
      <text:p text:style-name="Standard"/>
      <text:p text:style-name="CodeBlock">@PrimaryKey("userID")</text:p>
      <text:p text:style-name="CodeBlock">public abstract class UserInfo implements Storable {</text:p>
      <text:p text:style-name="CodeBlock"><text:s text:c="4"/><text:span text:style-name="T4">@Automatic</text:span></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Automatic properties are a good alternative for supporting JDBC databases that don't natively support sequences, but they do support auto-increment columns. If the database doesn't support auto-increment columns, a database trigger will likely need to be installed in order to emulate this behavior.</text:p>
      <text:h text:style-name="Heading_20_3" text:outline-level="3">Alia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4">@Alias</text:span>("USER_INFO")</text:p>
      <text:p text:style-name="CodeBlock">public abstract class UserInfo implements Storable {</text:p>
      <text:p text:style-name="CodeBlock"><text:s text:c="4"/><text:span text:style-name="T4">@Alias</text:span>("USER_ID")</text:p>
      <text:p text:style-name="CodeBlock"><text:s text:c="4"/>public abstract long getUserID();</text:p>
      <text:p text:style-name="CodeBlock"><text:s text:c="4"/>public abstract void setUserID(long id);</text:p>
      <text:p text:style-name="CodeBlock"/>
      <text:p text:style-name="CodeBlock"><text:s text:c="4"/><text:span text:style-name="T4">@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4">@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4">@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4">@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4">@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4">@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4">@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4">@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4">@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4">@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4">@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4">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Operation</text:p>
          </table:table-cell>
          <table:table-cell table:style-name="Table1.A1" office:value-type="string">
            <text:p text:style-name="P5"><text:span text:style-name="T4">Try</text:span> <text:span text:style-name="T4">variant</text:span></text:p>
          </table:table-cell>
          <table:table-cell table:style-name="Table1.C1" office:value-type="string">
            <text:p text:style-name="P4">Try variant failure (false)</text:p>
          </table:table-cell>
        </table:table-row>
        <table:table-row table:style-name="Table1.1">
          <table:table-cell table:style-name="Table1.A2" office:value-type="string">
            <text:p text:style-name="P7">void insert()</text:p>
          </table:table-cell>
          <table:table-cell table:style-name="Table1.A2" office:value-type="string">
            <text:p text:style-name="P7">boolean tryInsert()</text:p>
          </table:table-cell>
          <table:table-cell table:style-name="Table1.C2" office:value-type="string">
            <text:p text:style-name="P5">Insert failed because a record with matching primary key exists</text:p>
          </table:table-cell>
        </table:table-row>
        <table:table-row table:style-name="Table1.1">
          <table:table-cell table:style-name="Table1.A2" office:value-type="string">
            <text:p text:style-name="P7">void load()</text:p>
          </table:table-cell>
          <table:table-cell table:style-name="Table1.A2" office:value-type="string">
            <text:p text:style-name="P7">boolean tryLoad()</text:p>
          </table:table-cell>
          <table:table-cell table:style-name="Table1.C2" office:value-type="string">
            <text:p text:style-name="P5">Load failed because no matching record was found</text:p>
          </table:table-cell>
        </table:table-row>
        <table:table-row table:style-name="Table1.1">
          <table:table-cell table:style-name="Table1.A2" office:value-type="string">
            <text:p text:style-name="P7">void update()</text:p>
          </table:table-cell>
          <table:table-cell table:style-name="Table1.A2" office:value-type="string">
            <text:p text:style-name="P7">boolean tryUpdate()</text:p>
          </table:table-cell>
          <table:table-cell table:style-name="Table1.C2" office:value-type="string">
            <text:p text:style-name="P5">Update failed because no matching record was found</text:p>
          </table:table-cell>
        </table:table-row>
        <table:table-row table:style-name="Table1.1">
          <table:table-cell table:style-name="Table1.A2" office:value-type="string">
            <text:p text:style-name="P7">void delete()</text:p>
          </table:table-cell>
          <table:table-cell table:style-name="Table1.A2" office:value-type="string">
            <text:p text:style-name="P7">boolean tryDelete()</text:p>
          </table:table-cell>
          <table:table-cell table:style-name="Table1.C2" office:value-type="string">
            <text:p text:style-name="P5">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4">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4">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4">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4">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4">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45">Literals are not allowed</text:p>
        </text:list-item>
        <text:list-item>
          <text:p text:style-name="P46">Logical ‘and’ operator has precedence over ‘or’</text:p>
        </text:list-item>
        <text:list-item>
          <text:p text:style-name="P46">Logical ‘not’ operator has precedence over ‘and’</text:p>
        </text:list-item>
        <text:list-item>
          <text:p text:style-name="P48">‘?’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4">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4">with</text:span>("Jones")</text:p>
      <text:p text:style-name="CodeBlock"><text:s text:c="8"/>.<text:span text:style-name="T4">with</text:span>("I")</text:p>
      <text:p text:style-name="CodeBlock"><text:s text:c="8"/>.<text:span text:style-name="T4">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4">Cursor</text:span>&lt;UserInfo&gt; cursor = query.<text:span text:style-name="T4">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4">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it is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p text:style-name="Standard"/>
      <text:p text:style-name="Standard">If the query has no filter, calling deleteAll will delete all Storables in the Storage. An <text:s/>alternative is to call the Storage's truncate method instead, which may execute much faster. Transactional semantics are not guaranteed, however.</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4">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4">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4">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p text:style-name="Standard"/>
      <text:p text:style-name="Standard">See the appendix for more detail regarding Carbonado's query execution plan format.</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4">@Join</text:span>(internal="homeAddressID", external="addressID")</text:p>
      <text:p text:style-name="CodeBlock"><text:s text:c="4"/>public abstract <text:span text:style-name="T4">Address</text:span> getHomeAddress() throws FetchException;</text:p>
      <text:p text:style-name="CodeBlock"/>
      <text:p text:style-name="CodeBlock"><text:s text:c="4"/>// Can optionally define a set method.</text:p>
      <text:p text:style-name="CodeBlock"><text:s text:c="4"/>public abstract void setHomeAddress(<text:span text:style-name="T4">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When accessing a join property which does not exist, a FetchNoneException is thrown. If the join is annotated as Nullable, null is returned in this case instead.</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49">load or tryLoad</text:p>
        </text:list-item>
        <text:list-item>
          <text:p text:style-name="P49">insert or tryInsert</text:p>
        </text:list-item>
        <text:list-item>
          <text:p text:style-name="P49">update or tryUpdate</text:p>
        </text:list-item>
        <text:list-item>
          <text:p text:style-name="P49">delete or tryDelete</text:p>
        </text:list-item>
        <text:list-item>
          <text:p text:style-name="P49">markPropertiesClean</text:p>
        </text:list-item>
        <text:list-item>
          <text:p text:style-name="P49">markPropertiesDirty</text:p>
        </text:list-item>
      </text:list>
      <text:p text:style-name="Standard"/>
      <text:p text:style-name="Standard">If defined, a join property set method does two things. If the value is not null,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4">@Join</text:span>(internal="userID", external="userID")</text:p>
      <text:p text:style-name="CodeBlock"><text:s text:c="4"/>@Nullable</text:p>
      <text:p text:style-name="CodeBlock"><text:s text:c="4"/>public abstract <text:span text:style-name="T4">PrivilegedUser</text:span> getAdminInfo() throws FetchException;</text:p>
      <text:p text:style-name="CodeBlock">}</text:p>
      <text:p text:style-name="Standard"/>
      <text:p text:style-name="Standard">In this case, the join has also been annotated as Nullable, since not all users will have a matching record. If it was not Nullable, calling getAdminInfo would throw a FetchNoneException if no matching PrivilegedUser record existed. </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4">@Join</text:span>(internal="addressID", external="homeAddressID")</text:p>
      <text:p text:style-name="CodeBlock"><text:s text:c="4"/><text:span text:style-name="T4">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4">@Join</text:span></text:p>
      <text:p text:style-name="CodeBlock"><text:span text:style-name="T4"><text:s text:c="4"/></text:span>@Nullable</text:p>
      <text:p text:style-name="CodeBlock"><text:s text:c="4"/>public abstract <text:span text:style-name="T4">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4">getUserID</text:span>();</text:p>
      <text:p text:style-name="CodeBlock"><text:s text:c="4"/>void <text:span text:style-name="T4">setUserID</text:span>(long id);</text:p>
      <text:p text:style-name="CodeBlock"/>
      <text:p text:style-name="CodeBlock"><text:s text:c="4"/><text:span text:style-name="T4">@Join</text:span></text:p>
      <text:p text:style-name="CodeBlock"><text:s text:c="4"/><text:span text:style-name="T4">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4">getUserID</text:span>();</text:p>
      <text:p text:style-name="CodeBlock"><text:s text:c="4"/>public abstract void <text:span text:style-name="T4">setUserID</text:span>(long id);</text:p>
      <text:p text:style-name="CodeBlock"/>
      <text:p text:style-name="CodeBlock"><text:s text:c="4"/>/** Return all Shipments */</text:p>
      <text:p text:style-name="CodeBlock"><text:s text:c="4"/><text:span text:style-name="T4">@Join</text:span></text:p>
      <text:p text:style-name="CodeBlock"><text:s text:c="4"/>public abstract <text:span text:style-name="T4">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4">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4">homeAddress.country.name</text:span> = ?");</text:p>
      <text:p text:style-name="CodeBlock"/>
      <text:p text:style-name="CodeBlock"><text:s text:c="4"/>Cursor&lt;UserInfo&gt; cursor = query.with("USA").fetch();</text:p>
      <text:p text:style-name="CodeBlock"><text:s text:c="4"/>...</text:p>
      <text:p text:style-name="Standard"><text:s/></text:p>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 separate <text:s/>index.</text:p>
      <text:p text:style-name="Standard"/>
      <text:p text:style-name="CodeBlock">@PrimaryKey("userID")</text:p>
      <text:p text:style-name="CodeBlock"><text:span text:style-name="T4">@Indexes</text:span>({</text:p>
      <text:p text:style-name="CodeBlock"><text:s text:c="4"/><text:span text:style-name="T4">@Index</text:span>("firstName"),</text:p>
      <text:p text:style-name="CodeBlock"><text:s text:c="4"/><text:span text:style-name="T4">@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4">@Index</text:span>("-lastModified"),</text:p>
      <text:p text:style-name="CodeBlock"><text:s text:c="4"/><text:span text:style-name="T4">@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Ref126491679"/><text:bookmark-start text:name="_Transactions"/>Transactions<text:bookmark-end text:name="_Ref126491679"/><text:bookmark-end text:name="_Transactions"/></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4">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4">commit</text:span>();</text:p>
      <text:p text:style-name="CodeBlock"><text:s text:c="4"/>} finally {</text:p>
      <text:p text:style-name="CodeBlock"><text:s text:c="8"/>// Ensure transaction exits, rolling back if an exception</text:p>
      <text:p text:style-name="CodeBlock"><text:s text:c="8"/>txn.<text:span text:style-name="T4">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4">Isolation level</text:p>
          </table:table-cell>
          <table:table-cell table:style-name="Table2.B1" office:value-type="string">
            <text:p text:style-name="P4">Definition</text:p>
          </table:table-cell>
        </table:table-row>
        <table:table-row table:style-name="Table2.1">
          <table:table-cell table:style-name="Table2.A2" office:value-type="string">
            <text:p text:style-name="P5">READ_UNCOMMITTED</text:p>
            <text:p text:style-name="Standard">(degree 1)</text:p>
          </table:table-cell>
          <table:table-cell table:style-name="Table2.B2" office:value-type="string">
            <text:p text:style-name="P5">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5">READ_COMMITTED</text:p>
            <text:p text:style-name="Standard">(degree 2)</text:p>
          </table:table-cell>
          <table:table-cell table:style-name="Table2.B2" office:value-type="string">
            <text:p text:style-name="P5">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5">REPEATABLE_READ</text:p>
          </table:table-cell>
          <table:table-cell table:style-name="Table2.B2" office:value-type="string">
            <text:p text:style-name="P5">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5">SNAPSHOT</text:p>
          </table:table-cell>
          <table:table-cell table:style-name="Table2.B2" office:value-type="string">
            <text:p text:style-name="P5">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5">SERIALIZABLE</text:p>
            <text:p text:style-name="Standard">(degree 3)</text:p>
          </table:table-cell>
          <table:table-cell table:style-name="Table2.B2" office:value-type="string">
            <text:p text:style-name="P5">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4">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29">FetchException</text:p>
        </text:list-item>
        <text:list-item>
          <text:p text:style-name="P29">PersistException</text:p>
        </text:list-item>
        <text:list-item>
          <text:p text:style-name="P29">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8"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8"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text:style-name="WW8Num33">
        <text:list-item>
          <text:p text:style-name="P32">cannot be a member of a primary or alternate key</text:p>
        </text:list-item>
        <text:list-item>
          <text:p text:style-name="P32">cannot be indexed</text:p>
        </text:list-item>
        <text:list-item>
          <text:p text:style-name="P32">cannot be used in joins</text:p>
        </text:list-item>
        <text:list-item>
          <text:p text:style-name="P3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9"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4">Blob</text:span> getImageData();</text:p>
      <text:p text:style-name="CodeBlock"><text:s text:c="4"/>void setImageData(<text:span text:style-name="T4">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9"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9"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36">beforeInsert</text:p>
        </text:list-item>
        <text:list-item>
          <text:p text:style-name="P36">afterInsert</text:p>
        </text:list-item>
        <text:list-item>
          <text:p text:style-name="P36">failedInsert</text:p>
        </text:list-item>
        <text:list-item>
          <text:p text:style-name="P36">beforeUpdate</text:p>
        </text:list-item>
        <text:list-item>
          <text:p text:style-name="P36">afterUpdate</text:p>
        </text:list-item>
        <text:list-item>
          <text:p text:style-name="P36">failedUpdate</text:p>
        </text:list-item>
        <text:list-item>
          <text:p text:style-name="P36">beforeDelete</text:p>
        </text:list-item>
        <text:list-item>
          <text:p text:style-name="P36">afterDelete</text:p>
        </text:list-item>
        <text:list-item>
          <text:p text:style-name="P36">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9"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9"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9"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4">&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9"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wo Sleepycat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WriteNoSync(true) to improve the performance of writes by delaying flushes to the physical disk. It does come with a price however. In the event of a system crash you might lose the last few seconds (or minutes) of changes when the database is recovered.</text:p>
      <text:h text:style-name="P9"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9"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replica.</text:p>
      <text:p text:style-name="Standard"/>
      <text:p text:style-name="Standard">In order to guarantee there are no inconsistencies between the master and replica,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replica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plica repository to be configured, by providing builders for them. The methods are setMasterRepositoryBuilder and setReplicaRepositoryBuilder.</text:p>
      <text:h text:style-name="Heading_20_3" text:outline-level="3"><text:s/>Master unavailable</text:h>
      <text:p text:style-name="Standard">In the event that the master repository becomes unavailable, all reads from the Replicated Repository should succeed, assuming that the replica is still available. As soon as the master is available again, writes will no longer throw exceptions. If the Replicated Repository is closed and re-opened while the master is still unavailable, a background thread attempts to open the master. Again, as soon as the master is available, writes will work again.</text:p>
      <text:p text:style-name="Standard"/>
      <text:p text:style-name="Standard">When the master is unavailable, any attempt to enter a transaction will likely fail. This is because it is assumed that entering a transaction is a prelude to performing a write. To ensure that the Replicated Repository provides read-only availability when the master is down, query and load operations should not be enclosed in transactions.</text:p>
      <text:h text:style-name="Heading_20_3" text:outline-level="3"><text:s/>Resynchronization</text:h>
      <text:p text:style-name="Standard">To repair replication inconsistencies or fill up a new replica,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10"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10"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12"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12"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12"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12"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13">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Write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Internet_20_link"><text:span text:style-name="T3">Repository</text:span></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Internet_20_link"><text:span text:style-name="T3">Storage</text:span></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Query Execution Plan</text:h>
      <text:p text:style-name="P14">When using a BDB backed repository, Carbonado uses its own rule-based query optimizer to create an execution plan. Calling Query.printPlan() dumps the plan to standard out, or you can pass in a StringBuilder to capture the query plan. </text:p>
      <text:p text:style-name="P14">Query plans from most databases follow the same general format, and Carbonado is no exception. The query plan is represented by a tree structure, where the leaves represent data sources and nodes above them process results. The root node represents the final step before passing results into the application's cursor. Here's an example plan from Carbonado:</text:p>
      <text:p text:style-name="P14"/>
      <text:p text:style-name="CodeBlock"><text:span text:style-name="T7">sort: [+firstName], [+birthday]<text:line-break/> <text:s/>index scan: org.myorg.myapp.stored.MyRecord<text:line-break/> <text:s/>...index: {properties=[+lastName, +firstName, ~userID], unique=true}<text:line-break/> <text:s/>...identity filter: lastName = ?</text:span> </text:p>
      <text:p text:style-name="P15"/>
      <text:p text:style-name="Text_20_body">In the above plan, there are only two nodes in the tree: "sort" (the root) and "index scan" (a leaf). Each child node of the tree is indented by two spaces. In this example, the lines that start with an ellipsis are providing extended information regarding the "index scan" node. </text:p>
      <text:p text:style-name="Text_20_body">This query execution plan shows that an index is used as the data source, and the results are sorted before being passed through to the application's cursor. The application's query is filtering on "lastName = ?" and is ordering by ("+firstName", "+birthday"). The chosen index has the properties "+lastName" and "+firstName", and it is suitable for filtering by "lastName" and ordering by "+firstName". Additional sorting is required for "+birthday", which is why a sort step is required. </text:p>
      <text:h text:style-name="Heading_20_2" text:outline-level="2"><text:s/>Data sources </text:h>
      <text:p text:style-name="Text_20_body">Execution plan nodes that are data sources either use an index to start with a subset of results, or they fully scan over all the records. These nodes are always leaves in the tree, but they can also be the root if no additional processing is required. </text:p>
      <text:h text:style-name="Heading_20_3" text:outline-level="3"><text:s/>Full scan </text:h>
      <text:p text:style-name="Text_20_body">A full scan node simply returns every single instance of a storable type. When calling print plan, it includes the name of the storable type it iterates over.</text:p>
      <text:p text:style-name="Text_20_body"/>
      <text:p text:style-name="CodeBlock"><text:span text:style-name="T7">full scan: org.myorg.myapp.stored.MyRecord</text:span> </text:p>
      <text:p text:style-name="P14"/>
      <text:p text:style-name="P14">Full scans are generally considered bad unless you really want all the records. A full scan in other contexts will have additional filtering and sorting operations applied. </text:p>
      <text:p text:style-name="CodeBlock"><text:span text:style-name="T7">filter: firstName = ?<text:line-break/> <text:s/>full scan: org.myorg.myapp.stored.MyRecord</text:span> </text:p>
      <text:p text:style-name="P15"/>
      <text:p text:style-name="P14">The above plan indicates that all records are examined, but only those that match a given first name will actually be returned. Defining an index on "firstName" will yield a more efficient <text:span text:style-name="T2">index scan</text:span>, discussed in the next section. </text:p>
      <text:h text:style-name="Heading_20_3" text:outline-level="3"><text:s/>Index scan </text:h>
      <text:p text:style-name="Text_20_body">An index scan attempts to fully utilize an available index to satisfy a query's filtering and ordering requirements. Printing the plan shows the name of the storable type it iterates over followed by a few more detail lines, each prefixed by an ellipsis.</text:p>
      <text:p text:style-name="Text_20_body"/>
      <text:p text:style-name="CodeBlock"><text:span text:style-name="T7">index scan: org.myorg.myapp.stored.MyRecord<text:line-break/> <text:s/>...index: {properties=[+lastName, +firstName, ~userID], unique=true}<text:line-break/> <text:s/>...identity filter: lastName = ? &amp; firstName = ?</text:span> </text:p>
      <text:p text:style-name="P15"/>
      <text:p text:style-name="Text_20_body">The above query plan shows an index being used to find all users with a given first and last name. The same index can also be used to find a range of records, like all those with a last name that starts with "S": </text:p>
      <text:p text:style-name="P15"/>
      <text:p text:style-name="CodeBlock"><text:span text:style-name="T7">index scan: org.myorg.myapp.stored.MyRecord<text:line-break/> <text:s/>...index: {properties=[+lastName, +firstName, ~userID], unique=true}<text:line-break/> <text:s/>...range filter: lastName &gt;= S &amp; lastName &lt; T</text:span> </text:p>
      <text:p text:style-name="P15"/>
      <text:p text:style-name="Text_20_body">An index can also be used for both range and identity matching. For example, finding all users whose last name is "Smith" and whose first name starts with "J":</text:p>
      <text:p text:style-name="P15"/>
      <text:p text:style-name="CodeBlock"><text:span text:style-name="T7">index scan: org.myorg.myapp.stored.MyRecord<text:line-break/> <text:s/>...index: {properties=[+lastName, +firstName, ~userID], unique=true}<text:line-break/> <text:s/>...identity filter: lastName = Smith<text:line-break/> <text:s/>...range filter: firstName &gt;= J &amp; firstName &lt; K</text:span> </text:p>
      <text:p text:style-name="P15"/>
      <text:p text:style-name="Text_20_body">An index can be used to produce results in a desired order, even if the natural order of the index is backwards. In this case, the scan is reversed. Here's an example where the index is used to find users of a given last name, and then sorted by first name in reverse:</text:p>
      <text:p text:style-name="P15"/>
      <text:p text:style-name="CodeBlock"><text:span text:style-name="T7">reverse index scan: org.myorg.myapp.stored.MyRecord<text:line-break/> <text:s/>...index: {properties=[+lastName, +firstName, ~userID], unique=true}<text:line-break/> <text:s/>...identity filter: lastName = Smith</text:span> </text:p>
      <text:p text:style-name="P15"/>
      <text:p text:style-name="P14">Finally, an index may be selected by the query optimizer simply because it is <text:span text:style-name="T2">clustered</text:span>. A clustered index defines the natural ordering of records, and there can be only one clustered index for a given storable type. When using BDB, the primary key is always treated as the clustered index. The plan will show if an index is clustered, which indicates that the scan will perform much better than a usual one: </text:p>
      <text:p text:style-name="P15"/>
      <text:p text:style-name="CodeBlock"><text:span text:style-name="T7">clustered index scan: org.myorg.myapp.stored.OrderItem<text:line-break/> <text:s/>...index: {properties=[+orderID, +productID], unique=true}<text:line-break/> <text:s/>...identity filter: orderID = ?</text:span> </text:p>
      <text:p text:style-name="P15"/>
      <text:p text:style-name="Text_20_body">A clustered index scan can also be reversed, in which case the plan prints "reverse clustered index scan". </text:p>
      <text:h text:style-name="Heading_20_3" text:outline-level="3"><text:s/>Index key </text:h>
      <text:p text:style-name="Text_20_body">If an index is used in such a way that it is guaranteed to produce at most one result, the plan looks like so: </text:p>
      <text:p text:style-name="P15"/>
      <text:p text:style-name="CodeBlock"><text:span text:style-name="T7">index key match: org.myorg.myapp.stored.OrderItem<text:line-break/> <text:s/>...index: {properties=[+orderID, +productID], unique=true}<text:line-break/> <text:s/>...key filter: orderID = ? &amp; productID = ?</text:span> </text:p>
      <text:p text:style-name="P15"/>
      <text:p text:style-name="Text_20_body">This really just a special variation of an index scan, except it may run more efficiently since the data source doesn't need to open a physical cursor of its own. </text:p>
      <text:h text:style-name="Heading_20_2" text:outline-level="2"><text:s/>Data processing </text:h>
      <text:p text:style-name="P14">If a data source doesn't produce results in exactly the desired fashion, additional processing is required before results can be passed through to the application cursor. Nodes of this kind can never be leaves in the execution plan tree. </text:p>
      <text:h text:style-name="Heading_20_3" text:outline-level="3"><text:s/>Filter </text:h>
      <text:p text:style-name="P14">If the data source provides too many results, a filter can discard results that don't match. If filtering is required, it is always performed before any other data processing steps. This reduces the work required by say, a sort operation. </text:p>
      <text:p text:style-name="P15"/>
      <text:p text:style-name="CodeBlock"><text:span text:style-name="T7">filter: price &gt;= 100 &amp; price &lt; 200</text:span> </text:p>
      <text:p text:style-name="P15"/>
      <text:p text:style-name="Text_20_body">The above filter is simply discarding results that don't match a certain price. The full plan will show the data source, perhaps like so: </text:p>
      <text:p text:style-name="CodeBlock"><text:span text:style-name="T7">filter: price &gt;= 100 &amp; price &lt; 200<text:line-break/> <text:s/>clustered index scan: org.myorg.myapp.stored.OrderItem<text:line-break/> <text:s/>...index: {properties=[+orderID, +productID], unique=true}<text:line-break/> <text:s/>...identity filter: orderID = ?</text:span> </text:p>
      <text:p text:style-name="P15"/>
      <text:p text:style-name="Text_20_body">The above plan is looking for products in a given order, which fit a certain price range. No suitable index was found to filter on price range, which is why the filter step is included. </text:p>
      <text:h text:style-name="Heading_20_3" text:outline-level="3"><text:s/>Sort </text:h>
      <text:p text:style-name="Text_20_body">If a data source doesn't produce results in the desired order, a sort step does just that. Carbonado's sorter will sort results in memory, but it may serialize records to temporary files and merge them back together if necessary. </text:p>
      <text:p text:style-name="P15"/>
      <text:p text:style-name="CodeBlock"><text:span text:style-name="T7">sort: [-dateAdded]</text:span> </text:p>
      <text:p text:style-name="P15"/>
      <text:p text:style-name="Text_20_body">The above plan snippet shows a sort by descending "dateAdded". The entire plan is needed to show exactly what is going on: </text:p>
      <text:p text:style-name="P15"/>
      <text:p text:style-name="CodeBlock"><text:span text:style-name="T7">sort: [-dateAdded]<text:line-break/> <text:s/>filter: price &gt;= 100 &amp; price &lt; 200<text:line-break/> <text:s text:c="3"/>clustered index scan: org.myorg.myapp.stored.OrderItem<text:line-break/> <text:s text:c="3"/>...index: {properties=[+orderID, +productID], unique=true}<text:line-break/> <text:s text:c="3"/>...identity filter: orderID = ?</text:span> </text:p>
      <text:p text:style-name="P15"/>
      <text:p text:style-name="Text_20_body">The query plan shows that an index is used to produce a superset of results, a filter is reducing them to certain price range, and the sort is showing recently added products first. </text:p>
      <text:p text:style-name="Text_20_body">If the index provides partial ordering, the sort will only need to sort within groups. When it does this, two bracketed sets of properties are shown. The first set shows the ordering handled by the index, and the second set shows the sorting required in each handled group. </text:p>
      <text:p text:style-name="Text_20_body">A query to find users under a certain age, ordered by ("+birthday", "+lastName", "+firstName") might look like: </text:p>
      <text:p text:style-name="P15"/>
      <text:p text:style-name="CodeBlock"><text:span text:style-name="T7">sort: [+birthday], [+lastName, +firstName]<text:line-break/> <text:s/>reverse index scan: org.myorg.myapp.stored.MyRecord<text:line-break/> <text:s/>...index: {properties=[-birthday, ~userID], unique=true}<text:line-break/> <text:s/>...range filter: birthday &gt; ?</text:span> </text:p>
      <text:p text:style-name="P15"/>
      <text:p text:style-name="P14">The index has a natural ordering by descending birthday, but a reverse scan corrects that. The sort finds groups of consecutive birthdays, and then it sorts by ("+lastName", "+firstName") within those groups. A sort of this kind produces results more quickly, and it might not need to spill to temporary files. </text:p>
      <text:h text:style-name="Heading_20_3" text:outline-level="3"><text:s/>Union </text:h>
      <text:p text:style-name="P14">Although Carbonado queries don't support explicit unions, a query plan may have a union step if the query filter contains any logical <text:span text:style-name="T2">or</text:span> operations. Each child of the union node will ultimately have a separate data source. A query for "price = ? | dateAdded = ?" might be executed as: </text:p>
      <text:p text:style-name="P15"/>
      <text:p text:style-name="CodeBlock"><text:span text:style-name="T7">union<text:line-break/> <text:s/>index scan: org.myorg.myapp.OrderItem<text:line-break/> <text:s/>...index: {properties=[+price, +orderID, ~productID], unique=true}<text:line-break/> <text:s/>...identity filter: price = ?<text:line-break/> <text:s/>index scan: org.myorg.myapp.OrderItem<text:line-break/> <text:s/>...index: {properties=[+dateAdded, +orderID, ~productID], ... <text:line-break/> <text:s/>...identity filter: dateAdded = ?</text:span> </text:p>
      <text:p text:style-name="P15"/>
      <text:p text:style-name="P14">Here, two index scans feed into the union, which in turn ensures that no duplicate records are returned. The union step requires that all sources which feed into it have a consistent <text:span text:style-name="T2">total ordering</text:span>. This affects what indexes are selected, and if necessary, sort steps are tacked on: </text:p>
      <text:p text:style-name="P15"/>
      <text:p text:style-name="CodeBlock"><text:span text:style-name="T7">union<text:line-break/> <text:s/>sort: [+birthday, +userID]<text:line-break/> <text:s text:c="3"/>index scan: org.myorg.myapp.MyRecord<text:line-break/> <text:s text:c="3"/>...index: {properties=[+lastName, +firstName, ~userID], ...<text:line-break/> <text:s text:c="3"/>...identity filter: lastName = ?<text:line-break/> <text:s/>index scan: org.myorg.myapp.MyRecord<text:line-break/> <text:s/>...index: {properties=[+birthday, ~userID], unique=true}<text:line-break/> <text:s/>...range filter: birthday &gt; ?</text:span> </text:p>
      <text:p text:style-name="P15"/>
      <text:p text:style-name="Text_20_body">The above query plan might have been produced for a query filter of "lastName = ? | birthday &gt; ?". </text:p>
      <text:h text:style-name="Heading_20_3" text:outline-level="3"><text:s/>Join </text:h>
      <text:p text:style-name="P14">Join query plans are the most complicated and can produce very tall execution plan trees. As of this writing, Carbonado only supports <text:span text:style-name="T2">nested loops</text:span> style joins. It will however fully take advantage of available indexes when joining, and it will distribute filtering and sorting into all selected indexes. </text:p>
      <text:p text:style-name="Text_20_body">An individual join node will have an outer loop and an inner loop. The outer loop is executed once, but the inner loop is executed once for each result of the outer loop. This example is looking for orders to a specific city using "address.addressCity = ?": </text:p>
      <text:p text:style-name="CodeBlock"><text:span text:style-name="T7">join: org.myorg.myapp.stored.Order<text:line-break/>...inner loop: address<text:line-break/> <text:s/>index scan: org.myorg.myapp.stored.Order<text:line-break/> <text:s/>...index: {properties=[+addressID, ~orderID], unique=true}<text:line-break/> <text:s/>...identity filter: addressID = ?<text:line-break/>...outer loop<text:line-break/> <text:s/>index scan: org.myorg.myapp.stored.Address<text:line-break/> <text:s/>...index: {properties=[+addressCity, ~addressID], unique=true}<text:line-break/> <text:s/>...identity filter: addressCity = ?</text:span> </text:p>
      <text:p text:style-name="P15"/>
      <text:p text:style-name="Text_20_body">An index exists on Address.addressCity and on Order.addressID. This allows the query to find matching Address records in the outer loop, and for each match, look up the corresponding Order. </text:p>
      <text:p text:style-name="Text_20_body">In this next complex example, shipments are being filtered by "order.address.addressState = ? &amp; order.address.addressID != ? &amp; order.address.addressZip = ? &amp; order.orderTotal &gt; ? &amp; shipmentNotes &lt;= ?" and are ordered by ("+order.address.addressCity", "+shipmentNotes", "+order.orderTotal"): </text:p>
      <text:p text:style-name="P15"/>
      <text:p text:style-name="P16"><text:span text:style-name="T6">sort: [+order.address.addressCity, +shipmentNotes], [+order.orderTotal]<text:line-break/> <text:s/>join: org.myorg.myapp.stored.Shipment<text:line-break/> <text:s/>...inner loop: order<text:line-break/> <text:s text:c="3"/>index scan: org.myorg.myapp.stored.Shipment<text:line-break/> <text:s text:c="3"/>...index: {properties=[+orderID, +shipmentNotes, ~shipmentID], ...<text:line-break/> <text:s text:c="3"/>...identity filter: orderID = ?<text:line-break/> <text:s text:c="3"/>...range filter: shipmentNotes &lt;= ?<text:line-break/> <text:s/>...outer loop<text:line-break/> <text:s text:c="3"/>join: org.myorg.myapp.stored.Order<text:line-break/> <text:s text:c="3"/>...inner loop: address<text:line-break/> <text:s text:c="5"/>index scan: org.myorg.myapp.stored.Order<text:line-break/> <text:s text:c="5"/>...index: {properties=[+addressID, -orderTotal, ~orderID], ...<text:line-break/> <text:s text:c="5"/>...identity filter: addressID = ?<text:line-break/> <text:s text:c="5"/>...range filter: orderTotal &gt; ?<text:line-break/> <text:s text:c="3"/>...outer loop<text:line-break/> <text:s text:c="5"/>filter: addressZip = ? &amp; addressID != ?<text:line-break/> <text:s text:c="7"/>reverse index scan: org.myorg.myapp.stored.Address<text:line-break/> <text:s text:c="7"/>...index: {properties=[+addressState, -addressCity, <text:s/>~addressID], ...<text:line-break/> <text:s text:c="7"/>...identity filter: addressState = ?</text:span> </text:p>
      <text:p text:style-name="P15"/>
      <text:p text:style-name="Text_20_body">This example is somewhat contrived, but it shows how complicated a query plan can get with a multi-way join. It should also be noted that the root sort operation is able to take advantage of the natural ordering of the indexes, and so it only needs to sort within groups by "order.orderTotal".</text:p>
      <text:h text:style-name="P17" text:outline-level="1">Appendix: Recommended practices</text:h>
      <text:p text:style-name="P18">Storables are fairly simple objects, but listed here are a few recommended practices for avoiding trouble.</text:p>
      <text:h text:style-name="P8"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8"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11"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1" fo:font-size="9pt" fo:language="en" fo:country="US" style:font-size-asian="9pt" style:language-asian="en" style:country-asian="US" style:font-name-complex="Courier New1"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style:font-size-asian="10pt" style:font-name-complex="Courier New1"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1" style:font-name-complex="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1"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1" fo:font-size="10pt" style:font-name-asian="Times New Roman" style:font-size-asian="10pt" style:font-name-complex="Courier New1"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Footer">Page <text:page-number text:select-page="current">69</text:page-number> of <text:page-count style:num-format="1">69</text:page-count><text:tab/>Copyright 2006-2007 Amazon Technologies Inc.<text:tab/><text:modification-date style:data-style-name="N84">2007-04-08</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Carbonado User Guide</dc:title>
    <meta:initial-creator>Brian S O'Neill</meta:initial-creator>
    <meta:creation-date>2005-12-28T22:07:00</meta:creation-date>
    <dc:creator>Brian O'Neill</dc:creator>
    <dc:date>2007-04-08T08:17:34</dc:date>
    <meta:print-date>2006-01-06T16:58:00</meta:print-date>
    <dc:language>en-US</dc:language>
    <meta:editing-cycles>441</meta:editing-cycles>
    <meta:editing-duration>PT15H2M52S</meta:editing-duration>
    <meta:user-defined meta:name="Info 1"/>
    <meta:user-defined meta:name="Info 2"/>
    <meta:user-defined meta:name="Info 3"/>
    <meta:user-defined meta:name="Info 4"/>
    <meta:document-statistic meta:table-count="2" meta:image-count="0" meta:object-count="0" meta:page-count="69" meta:paragraph-count="1323" meta:word-count="16436" meta:character-count="114914"/>
  </office:meta>
</office:document-meta>
</file>